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32713" officeooo:paragraph-rsid="00032713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44ed7" officeooo:paragraph-rsid="00044ed7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5e51a" officeooo:paragraph-rsid="0005e51a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64bee" officeooo:paragraph-rsid="00064bee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fo:font-weight="bold" officeooo:rsid="00044ed7" officeooo:paragraph-rsid="00044ed7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style:font-name="Ubuntu" fo:font-size="14pt" fo:font-weight="bold" officeooo:rsid="0005e51a" officeooo:paragraph-rsid="0005e51a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style:font-name="Ubuntu" fo:font-size="14pt" fo:font-weight="bold" officeooo:rsid="00064bee" officeooo:paragraph-rsid="00064bee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style:font-name="Ubuntu" fo:font-size="14pt" fo:font-weight="normal" officeooo:rsid="0005e51a" officeooo:paragraph-rsid="0005e51a" style:font-size-asian="14pt" style:font-weight-asian="normal" style:font-size-complex="14pt" style:font-weight-complex="normal"/>
    </style:style>
    <style:style style:name="P10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1" style:family="paragraph" style:parent-style-name="Standard">
      <style:paragraph-properties fo:line-height="150%"/>
      <style:text-properties style:font-name="Ubuntu" fo:font-size="14pt" officeooo:rsid="000722c2" officeooo:paragraph-rsid="000722c2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915bf" officeooo:paragraph-rsid="000915bf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32713" officeooo:paragraph-rsid="0003271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fo:font-weight="bold" officeooo:rsid="000915bf" officeooo:paragraph-rsid="000915bf" style:font-size-asian="14pt" style:font-weight-asian="bold" style:font-size-complex="14pt" style:font-weight-complex="bold"/>
    </style:style>
    <style:style style:name="T1" style:family="text">
      <style:text-properties officeooo:rsid="00044e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SEO</text:h>
      <text:p text:style-name="P2">Palavra chave – Não adianta otimizar o site com uma palavra-chave que não dê resultados</text:p>
      <text:p text:style-name="P2"/>
      <text:p text:style-name="P2">site para verificar palavras chaves: <text:a xlink:type="simple" xlink:href="https://neilpatel.com/br/ubersuggest/" text:style-name="Internet_20_link" text:visited-style-name="Visited_20_Internet_20_Link">https://neilpatel.com/br/ubersuggest/</text:a></text:p>
      <text:p text:style-name="P2"/>
      <text:p text:style-name="P2">meta tags</text:p>
      <text:p text:style-name="P2"/>
      <text:p text:style-name="P2">&lt;title&gt; &lt;/title&gt;</text:p>
      <text:p text:style-name="P2">&lt;meta name=”description” content=” ”&gt;</text:p>
      <text:p text:style-name="P1"/>
      <text:p text:style-name="P2">canonical tag</text:p>
      <text:p text:style-name="P2">é uma marcação inserida no código de paginas da web para definir que elas são um conteudo original</text:p>
      <text:p text:style-name="P2"/>
      <text:p text:style-name="P2">&lt;link rel=”canonical” href=” ” /&gt;</text:p>
      <text:p text:style-name="P2"/>
      <text:p text:style-name="P2">cabeçalho</text:p>
      <text:p text:style-name="P2">&lt;h1&gt;&lt;/h1&gt;</text:p>
      <text:p text:style-name="P2">&lt;h2&gt;&lt;/h2&gt;</text:p>
      <text:p text:style-name="P2">&lt;h3&gt;&lt;/h3&gt;</text:p>
      <text:p text:style-name="P2">&lt;h4&gt;&lt;/h4&gt;</text:p>
      <text:p text:style-name="P2">&lt;h5&gt;&lt;/h5&gt;</text:p>
      <text:p text:style-name="P2">&lt;h6&gt;&lt;/h6&gt;</text:p>
      <text:p text:style-name="P2"/>
      <text:p text:style-name="P2">Imagens</text:p>
      <text:p text:style-name="P2"><text:soft-page-break/>imagens no site contam muito para que o google interprete ele com uma qualidade boa, porem o que o mecanismo de busca vê é o ALT da imagem.</text:p>
      <text:p text:style-name="P2">O ALT é uma opção que lhe permite descrever especificamente a imagem</text:p>
      <text:p text:style-name="P2"/>
      <text:p text:style-name="P2">&lt;img src=”imagem“ alt=”sobre o que se trata a imagem“&gt;</text:p>
      <text:p text:style-name="P2"/>
      <text:p text:style-name="P2">Links internos</text:p>
      <text:p text:style-name="P2">tem sites que possuem varias paginas</text:p>
      <text:p text:style-name="P2">e os motores de busca, gostam de saber de todas as paginas de nosso site</text:p>
      <text:p text:style-name="P2">precisamos linkar uma pagina para outra, sem deixar pontas soltas</text:p>
      <text:p text:style-name="P2">isso ajuda a subir a força de suas paginas internas</text:p>
      <text:p text:style-name="P2"/>
      <text:p text:style-name="P2">&lt;a href-” “&gt;&lt;/a&gt;</text:p>
      <text:p text:style-name="P2"/>
      <text:p text:style-name="P2">Conteudo único</text:p>
      <text:p text:style-name="P2">produza conteudos diferentes que existem hoje na internet</text:p>
      <text:p text:style-name="P2">não adianta otimizar todo o site e o conteudo for igual ao do concorrente</text:p>
      <text:p text:style-name="P2">hoje conteudo é REI</text:p>
      <text:p text:style-name="P2">eles conseguem saber quem criou o conteudo primeiro</text:p>
      <text:p text:style-name="P1"/>
      <text:p text:style-name="P2">ferramentas</text:p>
      <text:p text:style-name="P2">extensões chrome</text:p>
      <text:p text:style-name="P2">SeoQuake</text:p>
      <text:p text:style-name="P2">MozBar</text:p>
      <text:p text:style-name="P2"/>
      <text:p text:style-name="P2"/>
      <text:p text:style-name="P2"><text:soft-page-break/>site<text:span text:style-name="T1">s</text:span></text:p>
      <text:p text:style-name="P2"><text:a xlink:type="simple" xlink:href="https://neilpatel.com/br/ubersuggest/" text:style-name="Internet_20_link" text:visited-style-name="Visited_20_Internet_20_Link">https://neilpatel.com/br/ubersuggest/</text:a></text:p>
      <text:p text:style-name="P2"><text:a xlink:type="simple" xlink:href="https://moz.com/" text:style-name="Internet_20_link" text:visited-style-name="Visited_20_Internet_20_Link">https://moz.com/</text:a></text:p>
      <text:p text:style-name="P2"><text:a xlink:type="simple" xlink:href="https://ahrefs.com/pt/" text:style-name="Internet_20_link" text:visited-style-name="Visited_20_Internet_20_Link">https://ahrefs.com/pt/</text:a> </text:p>
      <text:p text:style-name="P1"/>
      <text:p text:style-name="P3">____________________________________________________________________</text:p>
      <text:p text:style-name="P3">DICAS DE COMO USAR SEO NO SITE</text:p>
      <text:p text:style-name="P3"/>
      <text:p text:style-name="P6">Intenção da pesquisa</text:p>
      <text:p text:style-name="P3">Intender como o cliente ou consumidor preocura o serviço ou produto</text:p>
      <text:p text:style-name="P3">quais as palavras-chave ele utiliza nos buscadores para te localizar</text:p>
      <text:p text:style-name="P3">ver o que eles tão preocurando, pra fazer conteudos que sejam relevantes para eles, não adianta falar o que você quer falar e sim fazer textos que as pessoas estão preocurando</text:p>
      <text:p text:style-name="P3">intenda o que eles tão preocurando e ofereça esse conteudo pra eles pra facilitar a ligação entre um lado e outro</text:p>
      <text:p text:style-name="P3"/>
      <text:p text:style-name="P6">utilize palavra-chave</text:p>
      <text:p text:style-name="P3">são os termos colocados durante </text:p>
      <text:p text:style-name="P3">trabalhar e inserir as palavras chaves, preocurando saber como seu cliente preocuraria teu produto</text:p>
      <text:p text:style-name="P3">naõ utilize palavras chaves que são preocuradas por todos, pois o nivel de concorrencia é muito grande nela então a chance de não ficar nas 10 primeiras posições do buscador é grande</text:p>
      <text:p text:style-name="P3">utilize palavras especificas, palavras um pouco menos preocuradas por outras pessoas</text:p>
      <text:p text:style-name="P3"><text:soft-page-break/>utilize palavras mais longas (long tail), por que normalmente as pessoas não colocam apenas duas palavras no buscador elas colocam mais palavras,</text:p>
      <text:p text:style-name="P3">tente acertar o termo de pesquisa completo</text:p>
      <text:p text:style-name="P3">palavras com mais de 3 palavras normalmente os concorrentes não investem então provavelmente você vai ter mais exito, principalmente em um mercado muito concorrido</text:p>
      <text:p text:style-name="P3"/>
      <text:p text:style-name="P6">produza conteudo relevante e com qualidade</text:p>
      <text:p text:style-name="P4">se ela entrar e não tiver nada relevante ela vai sair </text:p>
      <text:p text:style-name="P4">fazendo isso os clientes vao compartilhar com outras pessoas, vai aumentar seu page rank, o google vai percerber que tem relevancia e vai te posicionar melhor</text:p>
      <text:p text:style-name="P4"/>
      <text:p text:style-name="P7">Tenha uma URL amigavel</text:p>
      <text:p text:style-name="P9">quanto mais coerente o url for com o titulo e com as palavras chaves do site as chances de ter um posicionamento organico é muito maior</text:p>
      <text:p text:style-name="P9">se a pessoa tiver uma facil interpretação da url ela via clicar e entrar no site</text:p>
      <text:p text:style-name="P9"/>
      <text:p text:style-name="P7">Faça meta descrições (meta description)</text:p>
      <text:p text:style-name="P9">é o texto que vai comvencer a pessoa a clicar no link e ir até o site</text:p>
      <text:p text:style-name="P4">que seja amigavel, baseado nas palavras chaves, conteudos que a pessoa tá preocurando</text:p>
      <text:p text:style-name="P4">quanto mais acertivo melhor</text:p>
      <text:p text:style-name="P4"/>
      <text:p text:style-name="P7">considere a densidade da palavra chave</text:p>
      <text:p text:style-name="P4"><text:soft-page-break/>a palavra-chave referente ao assunto não pode nem ser muito nem pouco, o ideal é de 3 a 5% do teu conteudo ter a palavra-chave</text:p>
      <text:p text:style-name="P4"/>
      <text:p text:style-name="P4">coloque a palavra-chave no titulo, no subtitulos, no próprio texto, na URL, no alt das imagens e principalmente ao longo do conteudo</text:p>
      <text:p text:style-name="P4"/>
      <text:p text:style-name="P7">utilize subtitulos</text:p>
      <text:p text:style-name="P5">quanto menos subtitulos menos relevante se torna</text:p>
      <text:p text:style-name="P5">mais que 300 palavras por bloco de conteudo é considerado ruim, não é tão dinamico pros buscadores</text:p>
      <text:p text:style-name="P5">a ideia é separar o texto e subtitulos e sub-subtitulos</text:p>
      <text:p text:style-name="P5"/>
      <text:p text:style-name="P8">otimize suas imagens</text:p>
      <text:p text:style-name="P5">o google preferencia sites que abrem mais rapido, uma imagem pesada faz o site demorar pra abrir</text:p>
      <text:p text:style-name="P5">coloque o nome da imagem que tenha relação com o conteudo do site</text:p>
      <text:p text:style-name="P5">trabalhar o ALT da imagem tambem</text:p>
      <text:p text:style-name="P5"/>
      <text:p text:style-name="P8">coloque links internos e externos</text:p>
      <text:p text:style-name="P5">ancoragem de links (back links) trazem muita relevancia e ajuda muito o posicionamento no page rank</text:p>
      <text:p text:style-name="P5">quanto mais links de fora e de dentro do site você colocar mais você vai mostrar pro google quanto dinamico é</text:p>
      <text:p text:style-name="P5">quando coloca um link externo você traz parte da otimização que aquele site tem pro teu site, você também compartilha com ele</text:p>
      <text:p text:style-name="P5"/>
      <text:p text:style-name="P8">tenha um site agil e atraente</text:p>
      <text:p text:style-name="P11">um monte de imagem, efeito e animação deixa o site muito pesado</text:p>
      <text:p text:style-name="P11"><text:soft-page-break/>isso dificulta a navegação e a demora pro site abrir faz a pessoa sair dele</text:p>
      <text:p text:style-name="P11">o google ranqueia os sites maisi rapidos e que tenha maior usabilidade, tempo de experiencia pro usuario</text:p>
      <text:p text:style-name="P11">o site pode ser muito atraente, porem não use efeitos que possa deixar o site lento e com usabilidade ruim</text:p>
      <text:p text:style-name="P11">quanto mais praticidade gerar maior será o indice de pessoas que vão entrar no teu site e consumir todo o conteudo</text:p>
      <text:p text:style-name="P11">____________________________________________________________________</text:p>
      <text:p text:style-name="P15">minificar arquivos css e javascript</text:p>
      <text:p text:style-name="P12">apesar de ser importante a identação do codigo pro navegador não importa se o codigo tá legivel ou identado, usando isso se torna possível compactar os arquivos tirando a formatação pra que ele fique menor e assim otimizando tambem o site</text:p>
      <text:p text:style-name="P5"/>
      <text:p text:style-name="P12">ferramentas:</text:p>
      <text:p text:style-name="P12">css minify</text:p>
      <text:p text:style-name="P12">html minify</text:p>
      <text:p text:style-name="P12">javascript minify</text:p>
      <text:p text:style-name="P1"/>
      <text:p text:style-name="P12">trabalhar com a versão descompactada do arquivo e compactar toda vez que for publicar o arquivo na internet, subir no site</text:p>
      <text:p text:style-name="P12"/>
      <text:p text:style-name="P12">tem plugin no vscode que faz isso de uma forma muito otimizada:</text:p>
      <text:p text:style-name="P12">cloudflare</text:p>
      <text:p text:style-name="P12">- <text:a xlink:type="simple" xlink:href="https://www.hostinger.com.br/tutoriais/melhorando-a-performace-minifying-css-html-e-javascript" text:style-name="Internet_20_link" text:visited-style-name="Visited_20_Internet_20_Link">https://www.hostinger.com.br/tutoriais/melhorando-a-performace-minifying-css-html-e-javascript</text:a></text:p>
      <text:p text:style-name="P12"/>
      <text:p text:style-name="P12"/>
      <text:p text:style-name="P15"><text:soft-page-break/>Habilitar o Gzip do site</text:p>
      <text:p text:style-name="P12">É um compressão/compactação suportada por todos os navegadores e pode reduzir até 50% o trafego do site</text:p>
      <text:p text:style-name="P12"/>
      <text:p text:style-name="P12">vai comprimir os arquivos de texto (html,css e js) e otimizar o trafego de informações</text:p>
      <text:p text:style-name="P12"/>
      <text:p text:style-name="P12">pra verificar se o gzip tá habilitado no seu site é possível usar uma ferramenta chamada check gzip compression:</text:p>
      <text:p text:style-name="P12"><text:a xlink:type="simple" xlink:href="https://www.giftofspeed.com/gzip-test/" text:style-name="Internet_20_link" text:visited-style-name="Visited_20_Internet_20_Link">https://www.giftofspeed.com/gzip-test/</text:a> </text:p>
      <text:p text:style-name="P12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inks</text:p>
      <text:p text:style-name="P2">- <text:a xlink:type="simple" xlink:href="https://www.youtube.com/watch?v=y2W2Zn7EX7k&amp;t=122s&amp;ab_channel=VidaFullStack" text:style-name="Internet_20_link" text:visited-style-name="Visited_20_Internet_20_Link">https://www.youtube.com/watch?v=y2W2Zn7EX7k&amp;t=122s&amp;ab_channel=VidaFullStack</text:a></text:p>
      <text:p text:style-name="P2">- <text:a xlink:type="simple" xlink:href="https://www.youtube.com/watch?v=qnLq50AM9Rk&amp;ab_channel=CanaldoConsultor" text:style-name="Internet_20_link" text:visited-style-name="Visited_20_Internet_20_Link">https://www.youtube.com/watch?v=qnLq50AM9Rk&amp;ab_channel=CanaldoConsultor</text:a></text:p>
      <text:p text:style-name="P2">- <text:a xlink:type="simple" xlink:href="https://www.youtube.com/watch?v=BON_st79MAI&amp;ab_channel=AttekitaDev" text:style-name="Internet_20_link" text:visited-style-name="Visited_20_Internet_20_Link">https://www.youtube.com/watch?v=BON_st79MAI&amp;ab_channel=AttekitaDev</text:a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9:41:56.567000000</meta:creation-date>
    <dc:date>2023-11-10T10:28:12.859000000</dc:date>
    <meta:editing-duration>PT10H55M54S</meta:editing-duration>
    <meta:editing-cycles>7</meta:editing-cycles>
    <meta:generator>EasyOffice/7.6.2.1.0$Windows_X86_64 LibreOffice_project/0bc4d647150f05f02b71ccb5539a4012b57f1faf</meta:generator>
    <meta:document-statistic meta:table-count="0" meta:image-count="0" meta:object-count="0" meta:page-count="7" meta:paragraph-count="105" meta:word-count="968" meta:character-count="6164" meta:non-whitespace-character-count="5296"/>
  </office:meta>
</office:document-meta>
</file>